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438in" fo:margin-left="0.0076in" table:align="left" style:writing-mode="lr-tb"/>
    </style:style>
    <style:style style:name="Table1.A" style:family="table-column">
      <style:table-column-properties style:column-width="2.0618in"/>
    </style:style>
    <style:style style:name="Table1.B" style:family="table-column">
      <style:table-column-properties style:column-width="2.2597in"/>
    </style:style>
    <style:style style:name="Table1.C" style:family="table-column">
      <style:table-column-properties style:column-width="2.022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069in" fo:padding-right="0.0069in" fo:padding-top="0in" fo:padding-bottom="0in" fo:border-left="0.0007in solid #000001" fo:border-right="none" fo:border-top="0.0007in solid #000001" fo:border-bottom="0.0007in solid #000001"/>
    </style:style>
    <style:style style:name="Table1.C1" style:family="table-cell">
      <style:table-cell-properties fo:padding-left="0.0069in" fo:padding-right="0.0069in" fo:padding-top="0in" fo:padding-bottom="0in" fo:border="0.0007in solid #000001"/>
    </style:style>
    <style:style style:name="Table1.A2" style:family="table-cell">
      <style:table-cell-properties fo:padding-left="0.0069in" fo:padding-right="0.0069in" fo:padding-top="0in" fo:padding-bottom="0in" fo:border-left="0.0007in solid #000001" fo:border-right="none" fo:border-top="none" fo:border-bottom="0.0007in solid #000001"/>
    </style:style>
    <style:style style:name="Table1.C2" style:family="table-cell">
      <style:table-cell-properties fo:padding-left="0.0069in" fo:padding-right="0.0069in" fo:padding-top="0in" fo:padding-bottom="0in" fo:border-left="0.0007in solid #000001" fo:border-right="0.0007in solid #000001" fo:border-top="none" fo:border-bottom="0.0007in solid #000001"/>
    </style:style>
    <style:style style:name="Table2" style:family="table">
      <style:table-properties style:width="6.3438in" fo:margin-left="0.0076in" table:align="left" style:writing-mode="lr-tb"/>
    </style:style>
    <style:style style:name="Table2.A" style:family="table-column">
      <style:table-column-properties style:column-width="2.0618in"/>
    </style:style>
    <style:style style:name="Table2.B" style:family="table-column">
      <style:table-column-properties style:column-width="2.2597in"/>
    </style:style>
    <style:style style:name="Table2.C" style:family="table-column">
      <style:table-column-properties style:column-width="2.022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069in" fo:padding-right="0.0069in" fo:padding-top="0in" fo:padding-bottom="0in" fo:border-left="0.0007in solid #000001" fo:border-right="none" fo:border-top="0.0007in solid #000001" fo:border-bottom="0.0007in solid #000001"/>
    </style:style>
    <style:style style:name="Table2.C1" style:family="table-cell">
      <style:table-cell-properties fo:padding-left="0.0069in" fo:padding-right="0.0069in" fo:padding-top="0in" fo:padding-bottom="0in" fo:border="0.0007in solid #000001"/>
    </style:style>
    <style:style style:name="Table2.A2" style:family="table-cell">
      <style:table-cell-properties fo:padding-left="0.0069in" fo:padding-right="0.0069in" fo:padding-top="0in" fo:padding-bottom="0in" fo:border-left="0.0007in solid #000001" fo:border-right="none" fo:border-top="none" fo:border-bottom="0.0007in solid #000001"/>
    </style:style>
    <style:style style:name="Table2.C2" style:family="table-cell">
      <style:table-cell-properties fo:padding-left="0.0069in" fo:padding-right="0.0069in" fo:padding-top="0in" fo:padding-bottom="0in" fo:border-left="0.0007in solid #000001" fo:border-right="0.0007in solid #000001" fo:border-top="none" fo:border-bottom="0.0007in solid #000001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in" fo:margin-bottom="0in" fo:text-align="center" style:justify-single-word="false"/>
    </style:style>
    <style:style style:name="P4" style:family="paragraph" style:parent-style-name="Standard">
      <style:paragraph-properties fo:margin-top="0in" fo:margin-bottom="0in"/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P5" style:family="paragraph" style:parent-style-name="Standard">
      <style:paragraph-properties fo:margin-top="0in" fo:margin-bottom="0in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break-before="page"/>
      <style:text-properties style:font-name="Times New Roman" style:font-name-complex="Times New Roman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Plain_20_Text">
      <style:paragraph-properties fo:margin-left="0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9" style:family="paragraph" style:parent-style-name="Plain_20_Text">
      <style:paragraph-properties fo:margin-left="0.25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10" style:family="paragraph" style:parent-style-name="Plain_20_Text">
      <style:paragraph-properties fo:margin-left="0.5in" fo:margin-right="0.0201in" fo:text-indent="0in" style:auto-text-indent="false"/>
    </style:style>
    <style:style style:name="P11" style:family="paragraph" style:parent-style-name="Plain_20_Text">
      <style:paragraph-properties fo:margin-left="0.5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12" style:family="paragraph" style:parent-style-name="Plain_20_Text">
      <style:paragraph-properties fo:margin-left="0.4374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13" style:family="paragraph" style:parent-style-name="Standard">
      <style:paragraph-properties fo:margin-top="0in" fo:margin-bottom="0in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fo:margin-top="0in" fo:margin-bottom="0in" fo:text-align="center" style:justify-single-word="false"/>
      <style:text-properties style:font-name="Courier New" style:font-name-asian="Times New Roman1" style:font-name-complex="Courier New1"/>
    </style:style>
    <style:style style:name="P15" style:family="paragraph" style:parent-style-name="Standard">
      <style:paragraph-properties fo:margin-top="0in" fo:margin-bottom="0in" fo:text-align="center" style:justify-single-word="false" fo:break-before="pag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8" style:family="paragraph" style:parent-style-name="Plain_20_Text">
      <style:paragraph-properties fo:margin-left="0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19" style:family="paragraph" style:parent-style-name="Plain_20_Text">
      <style:paragraph-properties fo:margin-left="0in" fo:margin-right="0.0201in" fo:text-indent="0in" style:auto-text-indent="false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20" style:family="paragraph" style:parent-style-name="Plain_20_Text">
      <style:paragraph-properties fo:margin-left="0in" fo:margin-right="0.0201in" fo:text-indent="0in" style:auto-text-indent="false"/>
      <style:text-properties style:font-name="Courier 10 Pitch" fo:font-size="10pt" style:font-size-asian="10pt" style:font-name-complex="Times New Roman1" style:font-size-complex="10pt"/>
    </style:style>
    <style:style style:name="P21" style:family="paragraph" style:parent-style-name="Plain_20_Text">
      <style:paragraph-properties fo:margin-left="0in" fo:margin-right="0.0201in" fo:text-align="center" style:justify-single-word="false" fo:text-indent="0in" style:auto-text-indent="false"/>
      <style:text-properties style:font-name="Courier 10 Pitch" fo:font-size="10pt" style:font-size-asian="10pt" style:font-name-complex="Times New Roman1" style:font-size-complex="10pt"/>
    </style:style>
    <style:style style:name="P22" style:family="paragraph" style:parent-style-name="Plain_20_Text">
      <style:paragraph-properties fo:margin-left="0in" fo:margin-right="0.0201in" fo:text-indent="0in" style:auto-text-indent="false"/>
      <style:text-properties style:font-name="Courier 10 Pitch" fo:font-size="10pt" style:font-size-asian="10pt" style:font-size-complex="10pt"/>
    </style:style>
    <style:style style:name="P23" style:family="paragraph" style:parent-style-name="Plain_20_Text">
      <style:paragraph-properties fo:margin-left="0in" fo:margin-right="0.0201in" fo:text-indent="0in" style:auto-text-indent="false" fo:break-before="page"/>
      <style:text-properties style:font-name="Courier 10 Pitch" fo:font-size="10pt" style:font-size-asian="10pt" style:font-name-complex="Times New Roman1" style:font-size-complex="10pt"/>
    </style:style>
    <style:style style:name="P24" style:family="paragraph" style:parent-style-name="Plain_20_Text">
      <style:paragraph-properties fo:margin-left="0.25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25" style:family="paragraph" style:parent-style-name="Plain_20_Text">
      <style:paragraph-properties fo:margin-left="0.5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26" style:family="paragraph" style:parent-style-name="Plain_20_Text">
      <style:paragraph-properties fo:margin-left="0.4374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27" style:family="paragraph" style:parent-style-name="Plain_20_Text">
      <style:paragraph-properties fo:margin-left="0.75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28" style:family="paragraph" style:parent-style-name="Plain_20_Text">
      <style:paragraph-properties fo:margin-left="1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29" style:family="paragraph" style:parent-style-name="Plain_20_Text">
      <style:paragraph-properties fo:margin-left="1.25in" fo:margin-right="0.0201in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1pt" style:font-size-asian="11pt" style:font-name-complex="Times New Roman1" style:font-size-complex="11pt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fo:font-weight="bold"/>
    </style:style>
    <style:style style:name="T7" style:family="text">
      <style:text-properties fo:font-size="14pt"/>
    </style:style>
    <style:style style:name="T8" style:family="text">
      <style:text-properties style:font-size-asian="14pt"/>
    </style:style>
    <style:style style:name="T9" style:family="text">
      <style:text-properties style:font-weight-asian="bold"/>
    </style:style>
    <style:style style:name="T10" style:family="text">
      <style:text-properties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un_iMeshP_test - <text:s/>Indices for Executive Summary Page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test</text:p>
          </table:table-cell>
          <table:table-cell table:style-name="Table1.A1" office:value-type="string">
            <text:p text:style-name="P30">MOAB</text:p>
          </table:table-cell>
          <table:table-cell table:style-name="Table1.C1" office:value-type="string">
            <text:p text:style-name="P30">FMDB</text:p>
          </table:table-cell>
        </table:table-row>
        <table:table-row table:style-name="Table1.1">
          <table:table-cell table:style-name="Table1.A2" office:value-type="string">
            <text:p text:style-name="Table_20_Contents">download</text:p>
          </table:table-cell>
          <table:table-cell table:style-name="Table1.A2" office:value-type="string">
            <text:p text:style-name="P7">0</text:p>
          </table:table-cell>
          <table:table-cell table:style-name="Table1.C2" office:value-type="string">
            <text:p text:style-name="P7">18</text:p>
          </table:table-cell>
        </table:table-row>
        <table:table-row table:style-name="Table1.1">
          <table:table-cell table:style-name="Table1.A2" office:value-type="string">
            <text:p text:style-name="Table_20_Contents">configure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7">19</text:p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7">2</text:p>
          </table:table-cell>
          <table:table-cell table:style-name="Table1.C2" office:value-type="string">
            <text:p text:style-name="P7">20</text:p>
          </table:table-cell>
        </table:table-row>
        <table:table-row table:style-name="Table1.1">
          <table:table-cell table:style-name="Table1.A2" office:value-type="string">
            <text:p text:style-name="Table_20_Contents">make-install</text:p>
          </table:table-cell>
          <table:table-cell table:style-name="Table1.A2" office:value-type="string">
            <text:p text:style-name="P7">3</text:p>
          </table:table-cell>
          <table:table-cell table:style-name="Table1.C2" office:value-type="string">
            <text:p text:style-name="P7">21</text:p>
          </table:table-cell>
        </table:table-row>
        <table:table-row table:style-name="Table1.1">
          <table:table-cell table:style-name="Table1.A2" office:value-type="string">
            <text:p text:style-name="Table_20_Contents">make-check</text:p>
          </table:table-cell>
          <table:table-cell table:style-name="Table1.A2" office:value-type="string">
            <text:p text:style-name="P7">4</text:p>
          </table:table-cell>
          <table:table-cell table:style-name="Table1.C2" office:value-type="string">
            <text:p text:style-name="P7">22</text:p>
          </table:table-cell>
        </table:table-row>
        <table:table-row table:style-name="Table1.1"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P7">iMeshP_unitTest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Table_20_Contents">make-spec-ck</text:p>
          </table:table-cell>
          <table:table-cell table:style-name="Table1.A2" office:value-type="string">
            <text:p text:style-name="P7">5</text:p>
          </table:table-cell>
          <table:table-cell table:style-name="Table1.C2" office:value-type="string">
            <text:p text:style-name="P7">23</text:p>
          </table:table-cell>
        </table:table-row>
        <table:table-row table:style-name="Table1.1">
          <table:table-cell table:style-name="Table1.A2" office:value-type="string">
            <text:p text:style-name="Table_20_Contents">make-loose-spec-ck</text:p>
          </table:table-cell>
          <table:table-cell table:style-name="Table1.A2" office:value-type="string">
            <text:p text:style-name="P7">6</text:p>
          </table:table-cell>
          <table:table-cell table:style-name="Table1.C2" office:value-type="string">
            <text:p text:style-name="P7">24</text:p>
          </table:table-cell>
        </table:table-row>
        <table:table-row table:style-name="Table1.1">
          <table:table-cell table:style-name="Table1.A2" office:value-type="string">
            <text:p text:style-name="Table_20_Contents">run </text:p>
          </table:table-cell>
          <table:table-cell table:style-name="Table1.A2" office:value-type="string">
            <text:p text:style-name="P7">7</text:p>
          </table:table-cell>
          <table:table-cell table:style-name="Table1.C2" office:value-type="string">
            <text:p text:style-name="P7">25</text:p>
          </table:table-cell>
        </table:table-row>
        <table:table-row table:style-name="Table1.1">
          <table:table-cell table:style-name="Table1.A2" office:value-type="string">
            <text:p text:style-name="Table_20_Contents">valgrind</text:p>
          </table:table-cell>
          <table:table-cell table:style-name="Table1.A2" office:value-type="string">
            <text:p text:style-name="P7">8</text:p>
          </table:table-cell>
          <table:table-cell table:style-name="Table1.C2" office:value-type="string">
            <text:p text:style-name="P7">26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MOAB_iMeshP_unitTest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7">9</text:p>
          </table:table-cell>
          <table:table-cell table:style-name="Table1.C2" office:value-type="string">
            <text:p text:style-name="P7">27</text:p>
          </table:table-cell>
        </table:table-row>
        <table:table-row table:style-name="Table1.1">
          <table:table-cell table:style-name="Table1.A2" office:value-type="string">
            <text:p text:style-name="Table_20_Contents">run</text:p>
          </table:table-cell>
          <table:table-cell table:style-name="Table1.A2" office:value-type="string">
            <text:p text:style-name="P7">10</text:p>
          </table:table-cell>
          <table:table-cell table:style-name="Table1.C2" office:value-type="string">
            <text:p text:style-name="P7">28</text:p>
          </table:table-cell>
        </table:table-row>
        <table:table-row table:style-name="Table1.1">
          <table:table-cell table:style-name="Table1.A2" office:value-type="string">
            <text:p text:style-name="Table_20_Contents">valgrind</text:p>
          </table:table-cell>
          <table:table-cell table:style-name="Table1.A2" office:value-type="string">
            <text:p text:style-name="P7">11</text:p>
          </table:table-cell>
          <table:table-cell table:style-name="Table1.C2" office:value-type="string">
            <text:p text:style-name="P7">29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izoltan-parallel Tests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Table_20_Contents">configure</text:p>
          </table:table-cell>
          <table:table-cell table:style-name="Table1.A2" office:value-type="string">
            <text:p text:style-name="P7">12</text:p>
          </table:table-cell>
          <table:table-cell table:style-name="Table1.C2" office:value-type="string">
            <text:p text:style-name="P7">30</text:p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7">13</text:p>
          </table:table-cell>
          <table:table-cell table:style-name="Table1.C2" office:value-type="string">
            <text:p text:style-name="P7">31</text:p>
          </table:table-cell>
        </table:table-row>
        <table:table-row table:style-name="Table1.1">
          <table:table-cell table:style-name="Table1.A2" office:value-type="string">
            <text:p text:style-name="Table_20_Contents">run</text:p>
          </table:table-cell>
          <table:table-cell table:style-name="Table1.A2" office:value-type="string">
            <text:p text:style-name="P7">14</text:p>
          </table:table-cell>
          <table:table-cell table:style-name="Table1.C2" office:value-type="string">
            <text:p text:style-name="P7">32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Mesquite Parallel Tests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Table_20_Contents">configure</text:p>
          </table:table-cell>
          <table:table-cell table:style-name="Table1.A2" office:value-type="string">
            <text:p text:style-name="P7">15</text:p>
          </table:table-cell>
          <table:table-cell table:style-name="Table1.C2" office:value-type="string">
            <text:p text:style-name="P7">33</text:p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7">16</text:p>
          </table:table-cell>
          <table:table-cell table:style-name="Table1.C2" office:value-type="string">
            <text:p text:style-name="P7">34</text:p>
          </table:table-cell>
        </table:table-row>
        <table:table-row table:style-name="Table1.1">
          <table:table-cell table:style-name="Table1.A2" office:value-type="string">
            <text:p text:style-name="Table_20_Contents">run</text:p>
          </table:table-cell>
          <table:table-cell table:style-name="Table1.A2" office:value-type="string">
            <text:p text:style-name="P7">17</text:p>
          </table:table-cell>
          <table:table-cell table:style-name="Table1.C2" office:value-type="string">
            <text:p text:style-name="P7">35</text:p>
          </table:table-cell>
        </table:table-row>
      </table:table>
      <text:p text:style-name="P2"/>
      <text:p text:style-name="P15">run_iMeshP_test – Sample Executive Summary Page</text:p>
      <text:p text:style-name="P3"><text:span text:style-name="T3">NOTE</text:span><text:span text:style-name="T4">: The ‘WARN’ and ‘FAIL’ are</text:span><text:span text:style-name="T5"> clickable links in the actual summary file</text:span></text:p>
      <text:p text:style-name="P4"/>
      <text:p text:style-name="P14">iMeshP trunk Test Results Summary <text:line-break/>Tue 03 Apr 2012 05:08:30 PM CDT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test</text:p>
          </table:table-cell>
          <table:table-cell table:style-name="Table2.A1" office:value-type="string">
            <text:p text:style-name="P30">MOAB</text:p>
          </table:table-cell>
          <table:table-cell table:style-name="Table2.C1" office:value-type="string">
            <text:p text:style-name="P30">FMDB</text:p>
          </table:table-cell>
        </table:table-row>
        <table:table-row table:style-name="Table2.1">
          <table:table-cell table:style-name="Table2.A2" office:value-type="string">
            <text:p text:style-name="Table_20_Contents">download</text:p>
          </table:table-cell>
          <table:table-cell table:style-name="Table2.A2" office:value-type="string">
            <text:p text:style-name="P7">PASS</text:p>
          </table:table-cell>
          <table:table-cell table:style-name="Table2.C2" office:value-type="string">
            <text:p text:style-name="P7">PASS</text:p>
          </table:table-cell>
        </table:table-row>
        <table:table-row table:style-name="Table2.1">
          <table:table-cell table:style-name="Table2.A2" office:value-type="string">
            <text:p text:style-name="Table_20_Contents">configure</text:p>
          </table:table-cell>
          <table:table-cell table:style-name="Table2.A2" office:value-type="string">
            <text:p text:style-name="P7">PASS</text:p>
          </table:table-cell>
          <table:table-cell table:style-name="Table2.C2" office:value-type="string">
            <text:p text:style-name="P7">WARN</text:p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7">WARN</text:p>
          </table:table-cell>
          <table:table-cell table:style-name="Table2.C2" office:value-type="string">
            <text:p text:style-name="P7">PASS</text:p>
          </table:table-cell>
        </table:table-row>
        <table:table-row table:style-name="Table2.1">
          <table:table-cell table:style-name="Table2.A2" office:value-type="string">
            <text:p text:style-name="Table_20_Contents">make-install</text:p>
          </table:table-cell>
          <table:table-cell table:style-name="Table2.A2" office:value-type="string">
            <text:p text:style-name="P7">PASS</text:p>
          </table:table-cell>
          <table:table-cell table:style-name="Table2.C2" office:value-type="string">
            <text:p text:style-name="P7">PASS</text:p>
          </table:table-cell>
        </table:table-row>
        <table:table-row table:style-name="Table2.1">
          <table:table-cell table:style-name="Table2.A2" office:value-type="string">
            <text:p text:style-name="Table_20_Contents">make-check</text:p>
          </table:table-cell>
          <table:table-cell table:style-name="Table2.A2" office:value-type="string">
            <text:p text:style-name="P7">PASS</text:p>
          </table:table-cell>
          <table:table-cell table:style-name="Table2.C2" office:value-type="string">
            <text:p text:style-name="P7">PASS</text:p>
          </table:table-cell>
        </table:table-row>
        <table:table-row table:style-name="Table2.1">
          <table:table-cell table:style-name="Table2.A2" office:value-type="string">
            <text:p text:style-name="Table_20_Contents"><text:s/></text:p>
          </table:table-cell>
          <table:table-cell table:style-name="Table2.A2" office:value-type="string">
            <text:p text:style-name="P7">iMeshP_unitTest</text:p>
          </table:table-cell>
          <table:table-cell table:style-name="Table2.C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Table_20_Contents">make-spec-ck</text:p>
          </table:table-cell>
          <table:table-cell table:style-name="Table2.A2" office:value-type="string">
            <text:p text:style-name="P7">FAIL:1</text:p>
          </table:table-cell>
          <table:table-cell table:style-name="Table2.C2" office:value-type="string">
            <text:p text:style-name="P7">WARN</text:p>
          </table:table-cell>
        </table:table-row>
        <table:table-row table:style-name="Table2.1">
          <table:table-cell table:style-name="Table2.A2" office:value-type="string">
            <text:p text:style-name="Table_20_Contents">make-loose-spec-ck</text:p>
          </table:table-cell>
          <table:table-cell table:style-name="Table2.A2" office:value-type="string">
            <text:p text:style-name="P7">N/A</text:p>
          </table:table-cell>
          <table:table-cell table:style-name="Table2.C2" office:value-type="string">
            <text:p text:style-name="P7">N/A</text:p>
          </table:table-cell>
        </table:table-row>
        <table:table-row table:style-name="Table2.1">
          <table:table-cell table:style-name="Table2.A2" office:value-type="string">
            <text:p text:style-name="Table_20_Contents">run </text:p>
          </table:table-cell>
          <table:table-cell table:style-name="Table2.A2" office:value-type="string">
            <text:p text:style-name="P7">DNR</text:p>
          </table:table-cell>
          <table:table-cell table:style-name="Table2.C2" office:value-type="string">
            <text:p text:style-name="P7">FAIL</text:p>
          </table:table-cell>
        </table:table-row>
        <table:table-row table:style-name="Table2.1">
          <table:table-cell table:style-name="Table2.A2" office:value-type="string">
            <text:p text:style-name="Table_20_Contents">valgrind</text:p>
          </table:table-cell>
          <table:table-cell table:style-name="Table2.A2" office:value-type="string">
            <text:p text:style-name="P7">DNR</text:p>
          </table:table-cell>
          <table:table-cell table:style-name="Table2.C2" office:value-type="string">
            <text:p text:style-name="P7">FAIL:42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">MOAB_iMeshP_unitTest</text:p>
          </table:table-cell>
          <table:table-cell table:style-name="Table2.C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7">WARN</text:p>
          </table:table-cell>
          <table:table-cell table:style-name="Table2.C2" office:value-type="string">
            <text:p text:style-name="P7">WARN</text:p>
          </table:table-cell>
        </table:table-row>
        <table:table-row table:style-name="Table2.1">
          <table:table-cell table:style-name="Table2.A2" office:value-type="string">
            <text:p text:style-name="Table_20_Contents">run</text:p>
          </table:table-cell>
          <table:table-cell table:style-name="Table2.A2" office:value-type="string">
            <text:p text:style-name="P7">FAIL:3</text:p>
          </table:table-cell>
          <table:table-cell table:style-name="Table2.C2" office:value-type="string">
            <text:p text:style-name="P7">FAIL:6</text:p>
          </table:table-cell>
        </table:table-row>
        <table:table-row table:style-name="Table2.1">
          <table:table-cell table:style-name="Table2.A2" office:value-type="string">
            <text:p text:style-name="Table_20_Contents">valgrind</text:p>
          </table:table-cell>
          <table:table-cell table:style-name="Table2.A2" office:value-type="string">
            <text:p text:style-name="P7">FAIL:114</text:p>
          </table:table-cell>
          <table:table-cell table:style-name="Table2.C2" office:value-type="string">
            <text:p text:style-name="P7">FAIL:1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">izoltan-parallel Tests</text:p>
          </table:table-cell>
          <table:table-cell table:style-name="Table2.C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Table_20_Contents">configure</text:p>
          </table:table-cell>
          <table:table-cell table:style-name="Table2.A2" office:value-type="string">
            <text:p text:style-name="P7">PASS</text:p>
          </table:table-cell>
          <table:table-cell table:style-name="Table2.C2" office:value-type="string">
            <text:p text:style-name="P7">PASS</text:p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7">PASS</text:p>
          </table:table-cell>
          <table:table-cell table:style-name="Table2.C2" office:value-type="string">
            <text:p text:style-name="P7">PASS</text:p>
          </table:table-cell>
        </table:table-row>
        <table:table-row table:style-name="Table2.1">
          <table:table-cell table:style-name="Table2.A2" office:value-type="string">
            <text:p text:style-name="Table_20_Contents">run</text:p>
          </table:table-cell>
          <table:table-cell table:style-name="Table2.A2" office:value-type="string">
            <text:p text:style-name="P7">FAIL:4</text:p>
          </table:table-cell>
          <table:table-cell table:style-name="Table2.C2" office:value-type="string">
            <text:p text:style-name="P7">PASS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">Mesquite Parallel Tests</text:p>
          </table:table-cell>
          <table:table-cell table:style-name="Table2.C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Table_20_Contents">configure</text:p>
          </table:table-cell>
          <table:table-cell table:style-name="Table2.A2" office:value-type="string">
            <text:p text:style-name="P7">PASS</text:p>
          </table:table-cell>
          <table:table-cell table:style-name="Table2.C2" office:value-type="string">
            <text:p text:style-name="P7">PASS</text:p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7">WARN</text:p>
          </table:table-cell>
          <table:table-cell table:style-name="Table2.C2" office:value-type="string">
            <text:p text:style-name="P7">WARN</text:p>
          </table:table-cell>
        </table:table-row>
        <table:table-row table:style-name="Table2.1">
          <table:table-cell table:style-name="Table2.A2" office:value-type="string">
            <text:p text:style-name="Table_20_Contents">run</text:p>
          </table:table-cell>
          <table:table-cell table:style-name="Table2.A2" office:value-type="string">
            <text:p text:style-name="P7">WARN</text:p>
          </table:table-cell>
          <table:table-cell table:style-name="Table2.C2" office:value-type="string">
            <text:p text:style-name="P7">WARN</text:p>
          </table:table-cell>
        </table:table-row>
      </table:table>
      <text:p text:style-name="P1"/>
      <text:p text:style-name="P1"/>
      <text:p text:style-name="P6"/>
      <text:p text:style-name="P16">run_iMeshP_test – Sample Summary Page</text:p>
      <text:p text:style-name="P3"><text:span text:style-name="T3">NOTE</text:span><text:span text:style-name="T4">: all file names on the right-side of the text lines are</text:span><text:span text:style-name="T5"> clickable links in the actual summary file</text:span></text:p>
      <text:p text:style-name="P5"/>
      <text:p text:style-name="P21">iMeshP trunk Error Summary for Wed 04 Apr 2012 03:03:39 PM CDT</text:p>
      <text:p text:style-name="P20"/>
      <text:p text:style-name="P20">-----------------------------------------------</text:p>
      <text:p text:style-name="P20">Operating system: Linux itaps 2.6.32-32-generic #62-Ubuntu SMP Wed Apr 20 21:52:38 UTC 2011 x86_64 GNU/Linux</text:p>
      <text:p text:style-name="P20">Execution Directory: <text:s text:c="5"/>/home/ehill/tstp</text:p>
      <text:p text:style-name="P20">Results Directory: <text:s text:c="7"/>/usr/local/itaps/testing/test_results/resultsp.20120404</text:p>
      <text:p text:style-name="P20">-----------------------------------------------</text:p>
      <text:p text:style-name="P20"/>
      <text:p text:style-name="P20">Compile Summary:</text:p>
      <text:p text:style-name="P20"><text:s text:c="24"/>Status: Warnings: Errors</text:p>
      <text:p text:style-name="P20"/>
      <text:p text:style-name="P20">moab-4.5.0</text:p>
      <text:p text:style-name="P20"><text:s text:c="3"/>MOAB.config <text:s text:c="9"/>Passed <text:s text:c="2"/>MOAB.config</text:p>
      <text:p text:style-name="P20"><text:s text:c="3"/>MOAB.make <text:s text:c="10"/>Warning: <text:s text:c="6"/>1 <text:s text:c="2"/>: <text:s text:c="5"/>0 <text:s text:c="2"/>MOAB.make</text:p>
      <text:p text:style-name="P20"><text:s text:c="3"/>MOAB.mkinstall <text:s text:c="6"/>Passed <text:s text:c="2"/>MOAB.mkinstall</text:p>
      <text:p text:style-name="P20"/>
      <text:p text:style-name="P20">FMDB-1.3.8</text:p>
      <text:p text:style-name="P20"><text:s text:c="3"/>FMDB.config <text:s text:c="8"/>Warning: <text:s text:c="3"/>2226 <text:s text:c="2"/>: <text:s text:c="5"/>0 <text:s text:c="2"/>FMDB.config</text:p>
      <text:p text:style-name="P20"/>
      <text:p text:style-name="P20">ipcomman-1.0</text:p>
      <text:p text:style-name="P20"><text:s text:c="3"/>IPCOMM.config <text:s text:c="7"/>Passed <text:s text:c="2"/>IPCOMM.config</text:p>
      <text:p text:style-name="P20"><text:s text:c="3"/>IPCOMM.make <text:s text:c="8"/>Warning: <text:s text:c="6"/>9 <text:s text:c="2"/>: <text:s text:c="5"/>0 <text:s text:c="2"/>IPCOMM.make</text:p>
      <text:p text:style-name="P20"><text:s text:c="3"/>IPCOMM.mkinstall <text:s text:c="4"/>Passed <text:s text:c="2"/>IPCOMM.mkinstall</text:p>
      <text:p text:style-name="P20"/>
      <text:p text:style-name="P20">ParMETIS3_1</text:p>
      <text:p text:style-name="P20"><text:s text:c="3"/>ZOLT_PARM.make <text:s text:c="6"/>Failed: <text:s text:c="4"/>378 <text:s text:c="2"/>: <text:s text:c="5"/>2 <text:s text:c="2"/>ZOLT_PARM.make</text:p>
      <text:p text:style-name="P20"/>
      <text:p text:style-name="P20">myBuild</text:p>
      <text:p text:style-name="P20"><text:s text:c="3"/>ZOLTAN.config <text:s text:c="7"/>Passed <text:s text:c="2"/>ZOLTAN.config</text:p>
      <text:p text:style-name="P20"><text:s text:c="3"/>ZOLTAN.make <text:s text:c="8"/>Warning: <text:s text:c="5"/>20 <text:s text:c="2"/>: <text:s text:c="5"/>0 <text:s text:c="2"/>ZOLTAN.make</text:p>
      <text:p text:style-name="P20"><text:s text:c="3"/>ZOLTAN.mkinstall <text:s text:c="4"/>Passed <text:s text:c="2"/>ZOLTAN.mkinstall</text:p>
      <text:p text:style-name="P20"/>
      <text:p text:style-name="P20">mesquite-2.99</text:p>
      <text:p text:style-name="P20"><text:s text:c="3"/>MESQ_FMDB.config <text:s text:c="4"/>Passed <text:s text:c="2"/>MESQ_FMDB.config</text:p>
      <text:p text:style-name="P20"><text:s text:c="3"/>MESQ_FMDB.make <text:s text:c="5"/>Warning: <text:s text:c="5"/>26 <text:s text:c="2"/>: <text:s text:c="5"/>0 <text:s text:c="2"/>MESQ_FMDB.make</text:p>
      <text:p text:style-name="P20"><text:s text:c="3"/>MESQ_MOAB.config <text:s text:c="4"/>Passed <text:s text:c="2"/>MESQ_MOAB.config</text:p>
      <text:p text:style-name="P20"><text:s text:c="3"/>MESQ_MOAB.make <text:s text:c="5"/>Warning: <text:s text:c="5"/>26 <text:s text:c="2"/>: <text:s text:c="5"/>0 <text:s text:c="2"/>MESQ_MOAB.make</text:p>
      <text:p text:style-name="P20"/>
      <text:p text:style-name="P20"><text:s/>7 test with errors</text:p>
      <text:p text:style-name="P20"><text:s/>8 test succeeded</text:p>
      <text:p text:style-name="P20">15 test total</text:p>
      <text:p text:style-name="P20"/>
      <text:p text:style-name="P23"/>
      <text:p text:style-name="P20">-----------------------------------------------</text:p>
      <text:p text:style-name="P20">unitTest Compile Summary:</text:p>
      <text:p text:style-name="P20"><text:s text:c="27"/>Status: Warnings: Errors</text:p>
      <text:p text:style-name="P20"/>
      <text:p text:style-name="P20"><text:s text:c="3"/>imeshp_FMDB.make <text:s text:c="6"/>Warning: <text:s text:c="5"/>24 <text:s text:c="2"/>: <text:s text:c="5"/>0 <text:s text:c="2"/>imeshp_FMDB.make</text:p>
      <text:p text:style-name="P20"><text:s text:c="3"/>imeshpMOAB_FMDB.make <text:s text:c="2"/>Warning: <text:s text:c="6"/>4 <text:s text:c="2"/>: <text:s text:c="5"/>0 <text:s text:c="2"/>imeshpMOAB_FMDB.make</text:p>
      <text:p text:style-name="P20"><text:s text:c="3"/>imeshp_MOAB.make <text:s text:c="6"/>Failed: <text:s text:c="6"/>24 <text:s text:c="2"/>: <text:s text:c="5"/>1 <text:s text:c="2"/>imeshp_MOAB.make</text:p>
      <text:p text:style-name="P20"><text:s text:c="3"/>imeshpMOAB_MOAB.make <text:s text:c="2"/>Warning: <text:s text:c="6"/>4 <text:s text:c="2"/>: <text:s text:c="5"/>0 <text:s text:c="2"/>imeshpMOAB_MOAB.make</text:p>
      <text:p text:style-name="P20"/>
      <text:p text:style-name="P20"><text:s/>4 test with errors</text:p>
      <text:p text:style-name="P20"><text:s/>0 test succeeded</text:p>
      <text:p text:style-name="P20"><text:s/>4 test total</text:p>
      <text:p text:style-name="P20"/>
      <text:p text:style-name="P20">-----------------------------------------------</text:p>
      <text:p text:style-name="P20">unitTest Execution Summary: </text:p>
      <text:p text:style-name="P20"><text:s/></text:p>
      <text:p text:style-name="P20">****imeshpMOAB_MOAB Test</text:p>
      <text:p text:style-name="P20"><text:s text:c="5"/>Some/All tests FAILED</text:p>
      <text:p text:style-name="P20"><text:s text:c="5"/>Results file: imeshpMOAB_MOAB.out </text:p>
      <text:p text:style-name="P20"><text:s text:c="5"/></text:p>
      <text:p text:style-name="P20">****imeshp_FMDB Test</text:p>
      <text:p text:style-name="P20"><text:s text:c="5"/>Some/All tests FAILED</text:p>
      <text:p text:style-name="P20"><text:s text:c="5"/>Results file: imeshp_FMDB.out </text:p>
      <text:p text:style-name="P20"><text:s text:c="5"/></text:p>
      <text:p text:style-name="P20">****imeshpMOAB_FMDB Test</text:p>
      <text:p text:style-name="P20"><text:s text:c="5"/>Some/All tests FAILED</text:p>
      <text:p text:style-name="P20"><text:s text:c="5"/>Results file: imeshpMOAB_FMDB.out </text:p>
      <text:p text:style-name="P20"/>
      <text:p text:style-name="P20"/>
      <text:p text:style-name="P20">-----------------------------------------------</text:p>
      <text:p text:style-name="P20">unitTest with Valgrind Execution Summary: </text:p>
      <text:p text:style-name="P20"/>
      <text:p text:style-name="P20">****imeshpMOAB_MOAB Test with Valgrind</text:p>
      <text:p text:style-name="P20"><text:s text:c="5"/>Results file: imeshpMOAB_MOAB.valg.msg</text:p>
      <text:p text:style-name="P20"><text:s text:c="5"/></text:p>
      <text:p text:style-name="P20">Last 12 lines of results: </text:p>
      <text:p text:style-name="P20">==17402== <text:s text:c="3"/>by 0x41CE85: test_load(iMesh_Instance_Private*, iMeshP_PartitionHandle_Private*, PartMap&amp;, int) (MOAB_iMeshP_unitTest.cc:710)</text:p>
      <text:p text:style-name="P20">==17402== <text:s text:c="3"/>by 0x41D171: run_test(int (*)(iMesh_Instance_Private*, iMeshP_PartitionHandle_Private*, PartMap const&amp;), char const*, int) (MOAB_iMeshP_unitTest.cc:428)</text:p>
      <text:p text:style-name="P20">==17402== </text:p>
      <text:p text:style-name="P20">==17402== 3,936 bytes in 12 blocks are still reachable in loss record 2,411 of 2,439</text:p>
      <text:p text:style-name="P20">==17402== <text:s text:c="3"/>at 0x4C274A8: malloc (vg_replace_malloc.c:236)</text:p>
      <text:p text:style-name="P20">==17402== <text:s text:c="3"/>by 0x6373EA: H5FL_blk_malloc (H5FL.c:201)</text:p>
      <text:p text:style-name="P20">==17402== <text:s text:c="3"/>by 0x6376D3: H5FL_seq_calloc (H5FL.c:955)</text:p>
      <text:p text:style-name="P20">==17402== <text:s text:c="3"/>by 0x7B8D3A: H5G_node_load (H5Gcache.c:149)</text:p>
      <text:p text:style-name="P20">==17402== <text:s text:c="3"/>by 0x5F0842: H5C_protect (H5C.c:7943)</text:p>
      <text:p text:style-name="P20">==17402== <text:s text:c="3"/>by 0x5D9B9C: H5AC_protect (H5AC.c:1312)</text:p>
      <text:p text:style-name="P20">==17402== <text:s text:c="3"/>by 0x645471: H5G_node_iterate (H5Gnode.c:969)</text:p>
      <text:p text:style-name="P20">==17402== <text:s text:c="3"/>by 0x79BA75: H5B_iterate_helper (H5B.c:1195)</text:p>
      <text:p text:style-name="P20"><text:s text:c="5"/></text:p>
      <text:p text:style-name="P20"/>
      <text:p text:style-name="P20"><text:soft-page-break/>****imeshp_FMDB Test with Valgrind</text:p>
      <text:p text:style-name="P20"><text:s text:c="5"/>Results file: imeshp_FMDB.valg.msg</text:p>
      <text:p text:style-name="P20"><text:s text:c="5"/></text:p>
      <text:p text:style-name="P20">Last 12 lines of results: </text:p>
      <text:p text:style-name="P20">==17292== <text:s text:c="3"/>by 0x42A7CC: main (iMeshP_unitTest.cc:226)</text:p>
      <text:p text:style-name="P20">==17292== </text:p>
      <text:p text:style-name="P20">==17292== LEAK SUMMARY:</text:p>
      <text:p text:style-name="P20">==17292== <text:s text:c="3"/>definitely lost: 3,471 bytes in 249 blocks</text:p>
      <text:p text:style-name="P20">==17292== <text:s text:c="3"/>indirectly lost: 496 bytes in 12 blocks</text:p>
      <text:p text:style-name="P20">==17292== <text:s text:c="5"/>possibly lost: 0 bytes in 0 blocks</text:p>
      <text:p text:style-name="P20">==17292== <text:s text:c="3"/>still reachable: 288 bytes in 7 blocks</text:p>
      <text:p text:style-name="P20">==17292== <text:s text:c="8"/>suppressed: 0 bytes in 0 blocks</text:p>
      <text:p text:style-name="P20">==17292== </text:p>
      <text:p text:style-name="P20">==17292== For counts of detected and suppressed errors, rerun with: -v</text:p>
      <text:p text:style-name="P20">==17292== Use --track-origins=yes to see where uninitialised values come from</text:p>
      <text:p text:style-name="P20">==17292== ERROR SUMMARY: 44 errors from 43 contexts (suppressed: 4 from 4)</text:p>
      <text:p text:style-name="P20"><text:s text:c="5"/></text:p>
      <text:p text:style-name="P20"/>
      <text:p text:style-name="P20"/>
      <text:p text:style-name="P20"/>
      <text:p text:style-name="P20">****imeshpMOAB_FMDB Test with Valgrind</text:p>
      <text:p text:style-name="P20"><text:s text:c="5"/>Results file: imeshpMOAB_FMDB.valg.msg</text:p>
      <text:p text:style-name="P20"><text:s text:c="5"/></text:p>
      <text:p text:style-name="P20">Last 12 lines of results: </text:p>
      <text:p text:style-name="P20">==17508== Use --track-origins=yes to see where uninitialised values come from</text:p>
      <text:p text:style-name="P20">==17508== ERROR SUMMARY: 1 errors from 1 contexts (suppressed: 4 from 4)</text:p>
      <text:p text:style-name="P20"/>
      <text:p text:style-name="P20">==17504== <text:s text:c="3"/>indirectly lost: 0 bytes in 0 blocks</text:p>
      <text:p text:style-name="P20">==17504== <text:s text:c="5"/>possibly lost: 0 bytes in 0 blocks</text:p>
      <text:p text:style-name="P20">==17504== <text:s text:c="3"/>still reachable: 37,509 bytes in 171 blocks</text:p>
      <text:p text:style-name="P20">==17504== <text:s text:c="8"/>suppressed: 0 bytes in 0 blocks</text:p>
      <text:p text:style-name="P20">==17504== </text:p>
      <text:p text:style-name="P20">==17504== For counts of detected and suppressed errors, rerun with: -v</text:p>
      <text:p text:style-name="P20">==17504== Use --track-origins=yes to see where uninitialised values come from</text:p>
      <text:p text:style-name="P20">==17504== ERROR SUMMARY: 1 errors from 1 contexts (suppressed: 4 from 4)</text:p>
      <text:p text:style-name="P20">1 errors from 1 contexts (suppressed: 4 from 4)</text:p>
      <text:p text:style-name="P20"><text:s text:c="5"/></text:p>
      <text:p text:style-name="P20"/>
      <text:p text:style-name="P20"/>
      <text:p text:style-name="P20"/>
      <text:p text:style-name="P20">-----------------------------------------------</text:p>
      <text:p text:style-name="P20">iZoltanP Compile Summary</text:p>
      <text:p text:style-name="P20"><text:s text:c="25"/>Status: Warnings: Errors</text:p>
      <text:p text:style-name="P20"/>
      <text:p text:style-name="P20"><text:s text:c="3"/>IZOLTANP_FMDB.config <text:s/>Passed <text:s text:c="2"/>IZOLTANP_FMDB.config</text:p>
      <text:p text:style-name="P20"><text:s text:c="3"/>IZOLTANP_FMDB.make <text:s text:c="3"/>Passed <text:s text:c="2"/>IZOLTANP_FMDB.make</text:p>
      <text:p text:style-name="P20"><text:s text:c="3"/>IZOLTANP_MOAB.config <text:s/>Passed <text:s text:c="2"/>IZOLTANP_MOAB.config</text:p>
      <text:p text:style-name="P20"><text:s text:c="3"/>IZOLTANP_MOAB.make <text:s text:c="3"/>Passed <text:s text:c="2"/>IZOLTANP_MOAB.make</text:p>
      <text:p text:style-name="P20"/>
      <text:p text:style-name="P20"><text:s/>0 test with errors</text:p>
      <text:p text:style-name="P20"><text:s/>4 test succeeded</text:p>
      <text:p text:style-name="P20"><text:s/>4 test total</text:p>
      <text:p text:style-name="P20"/>
      <text:p text:style-name="P20"/>
      <text:p text:style-name="P20"/>
      <text:p text:style-name="P20"><text:soft-page-break/>-----------------------------------------------</text:p>
      <text:p text:style-name="P20">iZoltanP Execution Summary: </text:p>
      <text:p text:style-name="P20"/>
      <text:p text:style-name="P20">****IZOLTANP_MOAB Test</text:p>
      <text:p text:style-name="P20"><text:s text:c="5"/>Some/All tests FAILED</text:p>
      <text:p text:style-name="P20"><text:s text:c="5"/>Results file: IZOLTANP_MOAB.results </text:p>
      <text:p text:style-name="P20"/>
      <text:p text:style-name="P20"><text:s text:c="5"/></text:p>
      <text:p text:style-name="P20">****IZOLTANP_FMDB Test</text:p>
      <text:p text:style-name="P20"><text:s text:c="5"/>All tests PASSED</text:p>
      <text:p text:style-name="P20"><text:s text:c="5"/>Results file: IZOLTANP_FMDB.results </text:p>
      <text:p text:style-name="P20"/>
      <text:p text:style-name="P20"/>
      <text:p text:style-name="P20">-----------------------------------------------</text:p>
      <text:p text:style-name="P20">Mesquite Compile Summary:</text:p>
      <text:p text:style-name="P20"><text:s text:c="24"/>Status: Warnings: Errors</text:p>
      <text:p text:style-name="P20"/>
      <text:p text:style-name="P20"><text:s text:c="3"/>MESQ_FMDB.config <text:s text:c="4"/>Passed <text:s text:c="2"/>MESQ_FMDB.config</text:p>
      <text:p text:style-name="P20"><text:s text:c="3"/>MESQ_FMDB.make <text:s text:c="5"/>Warning: <text:s text:c="5"/>26 <text:s text:c="2"/>: <text:s text:c="5"/>0 <text:s text:c="2"/>MESQ_FMDB.make</text:p>
      <text:p text:style-name="P20"><text:s text:c="3"/>MESQ_MOAB.config <text:s text:c="4"/>Passed <text:s text:c="2"/>MESQ_MOAB.config</text:p>
      <text:p text:style-name="P20"><text:s text:c="3"/>MESQ_MOAB.make <text:s text:c="5"/>Warning: <text:s text:c="5"/>26 <text:s text:c="2"/>: <text:s text:c="5"/>0 <text:s text:c="2"/>MESQ_MOAB.make</text:p>
      <text:p text:style-name="P20"/>
      <text:p text:style-name="P20"><text:s/>2 test with errors</text:p>
      <text:p text:style-name="P20"><text:s/>2 test succeeded</text:p>
      <text:p text:style-name="P20"><text:s/>4 test total</text:p>
      <text:p text:style-name="P20"/>
      <text:p text:style-name="P20">-----------------------------------------------</text:p>
      <text:p text:style-name="P20">Mesquite Execution Summary: </text:p>
      <text:p text:style-name="P20"/>
      <text:p text:style-name="P20"><text:s text:c="5"/></text:p>
      <text:p text:style-name="P20">****MESQ_MOAB Test</text:p>
      <text:p text:style-name="P20"><text:s text:c="5"/>Some/All tests FAILED</text:p>
      <text:p text:style-name="P20"><text:s text:c="5"/>Results file: MESQ_MOAB.results </text:p>
      <text:p text:style-name="P20"/>
      <text:p text:style-name="P20"><text:s text:c="5"/></text:p>
      <text:p text:style-name="P20">****MESQ_FMDB Test</text:p>
      <text:p text:style-name="P20"><text:s text:c="5"/>Some/All tests FAILED</text:p>
      <text:p text:style-name="P20"><text:s text:c="5"/>Results file: MESQ_FMDB.results </text:p>
      <text:p text:style-name="P20">-----------------------------------------------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fo:hyphenation-ladder-count="no-limit" style:writing-mode="lr-tb"/>
      <style:text-properties style:use-window-font-color="true" style:font-name="Times New Roman" fo:font-size="12pt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in_20_Text" style:display-name="Plain Text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TML_20_Preformatted" style:display-name="HTML Preformatted" style:family="paragraph" style:parent-style-name="Standard"/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/>
    <style:style style:name="HTML_20_Preformatted_20_Char" style:display-name="HTML Preformatted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0425in" fo:margin-right="0.4374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 User</meta:initial-creator>
    <meta:editing-cycles>27</meta:editing-cycles>
    <meta:creation-date>2012-04-04T16:18:00</meta:creation-date>
    <dc:date>2012-04-16T12:56:57</dc:date>
    <meta:editing-duration>PT01H42M00S</meta:editing-duration>
    <meta:generator>OpenOffice.org/3.2$Unix OpenOffice.org_project/320m12$Build-9483</meta:generator>
    <meta:document-statistic meta:table-count="2" meta:image-count="0" meta:object-count="0" meta:page-count="6" meta:paragraph-count="278" meta:word-count="787" meta:character-count="7060"/>
    <meta:template xlink:type="simple" xlink:actuate="onRequest" xlink:title="Normal.dotm" xlink:href=""/>
  </office:meta>
</office:document-meta>
</file>